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fo:background-color="#00ff00" style:font-size-asian="10pt" style:font-size-complex="10pt"/>
    </style:style>
    <style:style style:name="P3" style:family="paragraph" style:parent-style-name="Standard">
      <style:text-properties fo:color="#000000" style:font-name="Courier" fo:font-size="10pt" fo:language="en" fo:country="GB" style:font-size-asian="10pt" style:font-size-complex="10pt"/>
    </style:style>
    <style:style style:name="P4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style:font-size-asian="10pt" style:font-size-complex="10pt"/>
    </style:style>
    <style:style style:name="P5" style:family="paragraph" style:parent-style-name="Standard">
      <style:text-properties fo:color="#000000" style:font-name="Verdana" fo:font-size="9.5pt" fo:language="en" fo:country="GB" style:font-size-asian="9.5pt" style:font-size-complex="9.5pt"/>
    </style:style>
    <style:style style:name="P6" style:family="paragraph" style:parent-style-name="Heading_20_1">
      <style:text-properties fo:language="en" fo:country="GB"/>
    </style:style>
    <style:style style:name="P7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xxmod &amp; exit handlers</text:h>
      <text:p text:style-name="P1"> </text:p>
      <text:p text:style-name="P1">From Rick :</text:p>
      <text:p text:style-name="P2">If you are converting over to RexxCreateInterpreter, then just</text:p>
      <text:p text:style-name="P2">directly provide the exit handlers when you create the interpreter</text:p>
      <text:p text:style-name="P2">instance.  No need to use registered exit handlers any more.  Look at</text:p>
      <text:p text:style-name="P2">what is done in the test code in orxinstance.cpp.  Search for</text:p>
      <text:p text:style-name="P2">DIRECT_EXITS, which is where the exits are declared when the instance</text:p>
      <text:p text:style-name="P2">is created.  These are direct callbacks without needing to go through</text:p>
      <text:p text:style-name="P2">all of the registration muck from the past.  Also, exits created this</text:p>
      <text:p text:style-name="P2">way will be passed a RexxExitContext vector, which gives you access to</text:p>
      <text:p text:style-name="P2">the oo APIs in the exit context.</text:p>
      <text:p text:style-name="P1"> </text:p>
      <text:p text:style-name="P4">&gt; I am converting Mod_Rexx to Mod_ooRexx and I have run into a little</text:p>
      <text:p text:style-name="P4">&gt; problem. Mod_ooRexx is a self contained DLL. The old version called</text:p>
      <text:p text:style-name="P4">&gt; RexxRegisterFunctionExe to register its external functions. After the</text:p>
      <text:p text:style-name="P4">&gt; rewrite I have changed everything over to the oo methods and now I am</text:p>
      <text:p text:style-name="P4">&gt; not sure what the best method is to get these functions registered.</text:p>
      <text:p text:style-name="P4">&gt; </text:p>
      <text:p text:style-name="P4">&gt; I can deal with either an RexxInstance registration or some other</text:p>
      <text:p text:style-name="P4">&gt; method. Obviously I cannot use the standard function block for an</text:p>
      <text:p text:style-name="P4">&gt; external function library because Apache will be loading this DLL, not</text:p>
      <text:p text:style-name="P3">&gt; ooRexx.</text:p>
      <text:p text:style-name="P3"> </text:p>
      <text:p text:style-name="P4">Oops, just as I hit send, I realized you weren't asking the question I</text:p>
      <text:p text:style-name="P4">was answering.  You should be able to use the standard header function</text:p>
      <text:p text:style-name="P4">package header ok.  To the Rexx loader, it shouldn't matter if your</text:p>
      <text:p text:style-name="P4">library has already been loaded by Apache.  As long as it's resolvable</text:p>
      <text:p text:style-name="P4">and the special entry point can be located, Rexx should still be able</text:p>
      <text:p text:style-name="P4">to process the package.  You can even specify that this package be</text:p>
      <text:p text:style-name="P4">loaded into the interpreter instance at startup using the</text:p>
      <text:p text:style-name="P4">LOAD_REQUIRED_LIBRARY option.</text:p>
      <text:p text:style-name="P4"> </text:p>
      <text:p text:style-name="P3">Rick</text:p>
      <text:h text:style-name="P6" text:outline-level="1">Exit handlers</text:h>
      <text:p text:style-name="Standard"><text:a xlink:type="simple" xlink:href="http://sourceforge.net/mailarchive/forum.php?thread_name=33bd05330904020949u24a22adfp47fbb2784d363ae5%40mail.gmail.com&amp;forum_name=oorexx-devel"><text:span text:style-name="Internet_20_link"><text:span text:style-name="T1">http://sourceforge.net/mailarchive/forum.php?thread_name=33bd05330904020949u24a22adfp47fbb2784d363ae5%40mail.gmail.com&amp;forum_name=oorexx-devel</text:span></text:span></text:a></text:p>
      <text:p text:style-name="P1"> </text:p>
      <text:p text:style-name="P5">2009/4/2 Rony G. Flatscher &lt;Rony.Flatscher@wu...&gt;:<text:line-break/>&gt; Hi there,<text:line-break/>&gt;<text:line-break/>&gt; in &lt;news:comp.lang.rexx&gt; Erik Duijs posted a problem that relates to an<text:line-break/>&gt; RXSIO exit.<text:line-break/>&gt;<text:line-break/>&gt; Use-case:<text:line-break/>&gt;<text:line-break/>&gt; Using BSF4Rexx a Java program dispatches a Rexx script, which in turn uses<text:line-break/>&gt; Java to dispatch another Rexx program in the same thread. Each dispatch of a<text:line-break/>&gt; Rexx program from the Java side has currently the following logic:<text:line-break/>&gt;<text:line-break/>&gt; RexxRegisterExitExe(..) is used to register an RXSIO exit handler for the<text:line-break/>&gt; UserArea argument a local character array is used which gets data stuffed<text:line-break/>&gt; into it in a FIFO-fashion,<text:line-break/>&gt; RexxStart(...) gets a RXSYSEXIT list supplied that denotes that RXSIO exit<text:line-break/>&gt; handler,<text:line-break/>&gt; RexxDeregisterExit() is used to deregister the RXSIO exit handler.<text:line-break/>&gt;<text:line-break/>&gt; Running under ooRexx 3.2 the invocation of another Rexx script via Java from<text:line-break/>&gt; the first Rexx script fails upon returning to the first Rexx script and<text:line-break/>&gt; writing something to stdout.<text:line-break/>&gt;<text:line-break/>&gt; However, running the same program under the latest build of ooRexx 4.0 will<text:line-break/>&gt; correctly run the program. It seems that ooRexx 4.0 is able to distinguish<text:line-break/>&gt; the RexxDerigsterExit() from each other (whereas in the ooRexx 3.2 case it<text:line-break/>&gt; seems that deregistering affects both interpreter instances and causes the<text:line-break/>&gt; exit failure by ooRexx).<text:line-break/>The different in 4.0 is how Rexx is using the registered exit<text:line-break/>information. In 3.2.0, the exit handler was queried on each call to<text:line-break/>the handler, so deregistering the handler will cause an error, as you<text:line-break/>observed. In 4.0, the information about the handlers is resolved once<text:line-break/>at the RexxStart initial startup, and that entry point information is<text:line-break/>used for all calls. Deregistering the handler has no effect.<text:line-break/><text:line-break/>&gt;<text:line-break/>&gt; The question would be: can one rely on ooRexx 4.0 to deregister the matching<text:line-break/>&gt; (nested) exit handler?<text:line-break/><text:line-break/>No, the interpreter never deregisters a handler.<text:line-break/><text:line-break/>&gt;<text:line-break/>&gt; A second question: removing the RexxDerigsterExit(...) from the code allows<text:line-break/>&gt; the programs to run correctly under both, 3.2 and 4.0. Are there any<text:line-break/>&gt; side-effects one should consider if not deregistering the (continuously)<text:line-break/>&gt; registered exit handlers?<text:line-break/><text:line-break/>It depends on the type of hander being registered. If you are using<text:line-break/>RexxRegisterExitExe() (which you seem to be), then all of those exits<text:line-break/>will be deregistered when the process that registeres them terminates.<text:line-break/>If you're using the DLL form, then they are persistent.</text:p>
      <text:p text:style-name="P1"/>
      <text:p text:style-name="P1"><text:soft-page-break/></text:p>
      <text:h text:style-name="P6" text:outline-level="1">RXSUBCOM QUERY question</text:h>
      <text:p text:style-name="P1"/>
      <text:p text:style-name="P1">&gt; When I issue the command "rxsubcom query rxpipe", I get a return code of<text:line-break/>&gt; 30. I was expecting that a "DIRECT_ENVIRONMENTS" is just another form<text:line-break/>&gt; of a "SubCom" environment. The command "address rxpipe" works and<text:line-break/>&gt; invokes my sub command handler.<text:line-break/>&gt;<text:line-break/>&gt; If the "Address" command recognizes  my  environment, why doesn't<text:line-break/>&gt; "RxSubCom Query"?</text:p>
      <text:p text:style-name="P1"/>
      <text:p text:style-name="P1">The subcommand handers accessed by RXSUBCOM are the older legacy style<text:line-break/>of subcommand handlers that must be registered with the rxapi daemon.<text:line-break/>The DIRECT_ENVIRONMENT handers are the new style, which is totally<text:line-break/>managed by the interpreter instance and not registered in process.<text:line-break/>Since RXSUBCOM is just an interface to the RexxXXXXXXSubcom APIs, it<text:line-break/>has no knowledge of the direct on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9:30:00</meta:creation-date>
    <dc:creator>JFaucher</dc:creator>
    <dc:date>2009-07-21T22:45:00</dc:date>
    <meta:editing-cycles>4</meta:editing-cycles>
    <meta:editing-duration>PT00H05M00S</meta:editing-duration>
    <meta:document-statistic meta:table-count="0" meta:image-count="0" meta:object-count="0" meta:page-count="4" meta:paragraph-count="41" meta:word-count="811" meta:character-count="4906"/>
    <meta:generator>OpenOffice.org/3.2$Win32 OpenOffice.org_project/320m18$Build-9502</meta:generator>
  </office:meta>
</office:document-meta>
</file>